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3800">
            <text:p>380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65">
            <text:p>3765</text:p>
          </table:table-cell>
          <table:table-cell/>
          <table:table-cell>
            <draw:frame table:end-cell-address="Arkusz1.L21" table:end-x="0.139cm" table:end-y="0.452cm" draw:z-index="0" draw:style-name="gr1" draw:text-style-name="P1" svg:width="16.001cm" svg:height="9.044cm" svg:x="2.203cm" svg:y="0.028cm">
              <draw:object draw:notify-on-update-of-ranges="Arkusz1.A1:Arkusz1.A12 Arkusz1.B1:Arkusz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95">
            <text:p>369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50">
            <text:p>345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0">
            <text:p>240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table:formula="of:=-0.000000013946*[.B6]*[.B6]*[.B6]+0.0000742692*[.B6]*[.B6]-0.132046*[.B6]+109.484" office:value-type="float" office:value="31.15882175">
            <text:p>31,15882175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20">
            <text:p>1220</text:p>
          </table:table-cell>
          <table:table-cell/>
          <table:table-cell table:formula="of:=-0.000000013946*[.B7]*[.B7]*[.B7]+0.0000742692*[.B7]*[.B7]-0.132046*[.B7]+109.484" office:value-type="float" office:value="33.606341072">
            <text:p>33,606341072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50">
            <text:p>85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55">
            <text:p>355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2">
          <table:table-cell office:value-type="string">
            <text:p>cubic</text:p>
          </table:table-cell>
          <table:table-cell table:number-columns-repeated="6"/>
        </table:table-row>
        <table:table-row table:style-name="ro1">
          <table:table-cell office:value-type="string">
            <text:p>{355,150},{500,120},{850,90},{1000,80},{1220,70},{1650,60},{2400,50},{3450,40}</text:p>
          </table:table-cell>
          <table:table-cell table:number-columns-repeated="6"/>
        </table:table-row>
        <table:table-row table:style-name="ro2">
          <table:table-cell office:value-type="string">
            <text:p>quadractic fit</text:p>
          </table:table-cell>
          <table:table-cell table:number-columns-repeated="6"/>
        </table:table-row>
        <table:table-row table:style-name="ro1">
          <table:table-cell office:value-type="string">
            <text:p>{}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00">
            <text:p>1700</text:p>
          </table:table-cell>
          <table:table-cell table:formula="of:=LOG([.B24];10)" office:value-type="float" office:value="3.23044892137827">
            <text:p>3,2304489214</text:p>
          </table:table-cell>
          <table:table-cell table:formula="of:=-0.000000013946*[.B24]*[.B24]*[.B24]+0.0000742692*[.B24]*[.B24]-0.132046*[.B24]+109.484" office:value-type="float" office:value="31.12709">
            <text:p>31,1270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50">
            <text:p>1050</text:p>
          </table:table-cell>
          <table:table-cell table:formula="of:=LOG([.B25];10)" office:value-type="float" office:value="3.02118929906994">
            <text:p>3,0211892991</text:p>
          </table:table-cell>
          <table:table-cell table:formula="of:=-0.000000013946*[.B25]*[.B25]*[.B25]+0.0000742692*[.B25]*[.B25]-0.132046*[.B25]+109.484" office:value-type="float" office:value="36.57325475">
            <text:p>36,5732547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0">
            <text:p>630</text:p>
          </table:table-cell>
          <table:table-cell table:formula="of:=LOG([.B26];10)" office:value-type="float" office:value="2.79934054945358">
            <text:p>2,7993405495</text:p>
          </table:table-cell>
          <table:table-cell table:formula="of:=-0.000000013946*[.B26]*[.B26]*[.B26]+0.0000742692*[.B26]*[.B26]-0.132046*[.B26]+109.484" office:value-type="float" office:value="52.285310018">
            <text:p>52,285310018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table:formula="of:=LOG([.B27];10)" office:value-type="float" office:value="2.68124123737559">
            <text:p>2,6812412374</text:p>
          </table:table-cell>
          <table:table-cell table:formula="of:=-0.000000013946*[.B27]*[.B27]*[.B27]+0.0000742692*[.B27]*[.B27]-0.132046*[.B27]+109.484" office:value-type="float" office:value="61.671227648">
            <text:p>61,671227648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5">
            <text:p>415</text:p>
          </table:table-cell>
          <table:table-cell table:formula="of:=LOG([.B28];10)" office:value-type="float" office:value="2.61804809671209">
            <text:p>2,6180480967</text:p>
          </table:table-cell>
          <table:table-cell table:formula="of:=-0.000000013946*[.B28]*[.B28]*[.B28]+0.0000742692*[.B28]*[.B28]-0.132046*[.B28]+109.484" office:value-type="float" office:value="66.47915528225">
            <text:p>66,4791552823</text:p>
          </table:table-cell>
          <table:table-cell table:number-columns-repeated="2"/>
          <table:table-cell table:formula="of:=2*PI()*3/180" office:value-type="float" office:value="0.10471975511966">
            <text:p>0,10471975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{1700,30},{1050,40},{630,50},{480,60},{415,70}</text:p>
          </table:table-cell>
          <table:table-cell table:number-columns-repeated="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19.05.2016</text:date>, <text:time>18:12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ol Trzcińsko</meta:initial-creator>
    <meta:creation-date>2016-05-18T17:27:40.27</meta:creation-date>
    <dc:date>2016-05-19T18:12:22.90</dc:date>
    <dc:creator>Karol Trzcińsko</dc:creator>
    <meta:editing-duration>PT7H22M47S</meta:editing-duration>
    <meta:editing-cycles>2</meta:editing-cycles>
    <meta:generator>OpenOffice/4.1.1$Win32 OpenOffice.org_project/411m6$Build-9775</meta:generator>
    <meta:document-statistic meta:table-count="3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45cm" xlink:href=".." xlink:type="simple" chart:class="chart:scatter" chart:style-name="ch1">
        <chart:legend chart:legend-position="end" svg:x="10.663cm" svg:y="3.948cm" style:legend-expansion="high" chart:style-name="ch2"/>
        <chart:plot-area chart:style-name="ch3" table:cell-range-address="Arkusz1.A1:Arkusz1.B12" svg:x="0.659cm" svg:y="0.86cm" svg:width="9.344cm" svg:height="7.579cm">
          <chartooo:coordinate-region svg:x="1.651cm" svg:y="1.072cm" svg:width="8.072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1:Arkusz1.B12" chart:class="chart:scatter">
            <chart:domain table:cell-range-address="Arkusz1.A1:Arkusz1.A12"/>
            <chart:regression-curve chart:style-name="ch7">
              <chart:equation chart:display-r-square="true" svg:x="8.227cm" svg:y="0.166cm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:Arkusz1.A12</svg:desc>
                </draw:g>
              </table:table-cell>
              <table:table-cell office:value-type="float" office:value="3800">
                <text:p>3800</text:p>
                <draw:g>
                  <svg:desc>Arkusz1.B1:Arkusz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